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04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04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4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April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58644" calcext:value-type="float">
            <text:p><text:s/>458,644 </text:p>
          </table:table-cell>
          <table:table-cell table:style-name="ce28" office:value-type="float" office:value="1979" calcext:value-type="float">
            <text:p><text:s/>1,979 </text:p>
          </table:table-cell>
          <table:table-cell table:style-name="ce28" office:value-type="float" office:value="23418" calcext:value-type="float">
            <text:p><text:s/>23,418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28" office:value-type="float" office:value="421560" calcext:value-type="float">
            <text:p><text:s/>421,560 </text:p>
          </table:table-cell>
          <table:table-cell table:style-name="ce28" office:value-type="float" office:value="469" calcext:value-type="float">
            <text:p><text:s/>469 </text:p>
          </table:table-cell>
          <table:table-cell table:style-name="ce28" office:value-type="float" office:value="8565" calcext:value-type="float">
            <text:p><text:s/>8,565 </text:p>
          </table:table-cell>
          <table:table-cell table:style-name="ce28" office:value-type="float" office:value="620" calcext:value-type="float">
            <text:p><text:s/>620 </text:p>
          </table:table-cell>
          <table:table-cell table:style-name="ce28" office:value-type="float" office:value="5987" calcext:value-type="float">
            <text:p><text:s/>5,987 </text:p>
          </table:table-cell>
          <table:table-cell table:style-name="ce28" office:value-type="float" office:value="5101" calcext:value-type="float">
            <text:p><text:s/>5,101 </text:p>
          </table:table-cell>
          <table:table-cell table:style-name="ce28" office:value-type="float" office:value="886" calcext:value-type="float">
            <text:p><text:s/>886 </text:p>
          </table:table-cell>
          <table:table-cell table:style-name="ce28" office:value-type="float" office:value="29" calcext:value-type="float">
            <text:p><text:s/>29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295626" calcext:value-type="float">
            <text:p><text:s/>295,626 </text:p>
          </table:table-cell>
          <table:table-cell table:style-name="ce28" office:value-type="float" office:value="1094" calcext:value-type="float">
            <text:p><text:s/>1,094 </text:p>
          </table:table-cell>
          <table:table-cell table:style-name="ce28" office:value-type="float" office:value="16742" calcext:value-type="float">
            <text:p><text:s/>16,742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28" office:value-type="float" office:value="267876" calcext:value-type="float">
            <text:p><text:s/>267,876 </text:p>
          </table:table-cell>
          <table:table-cell table:style-name="ce28" office:value-type="float" office:value="372" calcext:value-type="float">
            <text:p><text:s/>372 </text:p>
          </table:table-cell>
          <table:table-cell table:style-name="ce28" office:value-type="float" office:value="6907" calcext:value-type="float">
            <text:p><text:s/>6,907 </text:p>
          </table:table-cell>
          <table:table-cell table:style-name="ce28" office:value-type="float" office:value="328" calcext:value-type="float">
            <text:p><text:s/>328 </text:p>
          </table:table-cell>
          <table:table-cell table:style-name="ce28" office:value-type="float" office:value="4491" calcext:value-type="float">
            <text:p><text:s/>4,491 </text:p>
          </table:table-cell>
          <table:table-cell table:style-name="ce28" office:value-type="float" office:value="4101" calcext:value-type="float">
            <text:p><text:s/>4,101 </text:p>
          </table:table-cell>
          <table:table-cell table:style-name="ce28" office:value-type="float" office:value="390" calcext:value-type="float">
            <text:p><text:s/>390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36477" calcext:value-type="float">
            <text:p><text:s/>136,477 </text:p>
          </table:table-cell>
          <table:table-cell table:style-name="ce29" office:value-type="float" office:value="542" calcext:value-type="float">
            <text:p><text:s/>54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8723" calcext:value-type="float">
            <text:p><text:s/>128,723 </text:p>
          </table:table-cell>
          <table:table-cell table:style-name="ce29" office:value-type="float" office:value="276" calcext:value-type="float">
            <text:p><text:s/>276 </text:p>
          </table:table-cell>
          <table:table-cell table:style-name="ce29" office:value-type="float" office:value="4467" calcext:value-type="float">
            <text:p><text:s/>4,467 </text:p>
          </table:table-cell>
          <table:table-cell table:style-name="ce29" office:value-type="float" office:value="226" calcext:value-type="float">
            <text:p><text:s/>226 </text:p>
          </table:table-cell>
          <table:table-cell table:style-name="ce29" office:value-type="float" office:value="3327" calcext:value-type="float">
            <text:p><text:s/>3,327 </text:p>
          </table:table-cell>
          <table:table-cell table:style-name="ce29" office:value-type="float" office:value="3287" calcext:value-type="float">
            <text:p><text:s/>3,287 </text:p>
          </table:table-cell>
          <table:table-cell table:style-name="ce29" office:value-type="float" office:value="40" calcext:value-type="float">
            <text:p><text:s/>4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45" calcext:value-type="float">
            <text:p><text:s/>2,14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62" calcext:value-type="float">
            <text:p><text:s/>46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263" calcext:value-type="float">
            <text:p><text:s/>31,263 </text:p>
          </table:table-cell>
          <table:table-cell table:style-name="ce29" office:value-type="float" office:value="109" calcext:value-type="float">
            <text:p><text:s/>109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41" calcext:value-type="float">
            <text:p><text:s/>3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3" calcext:value-type="float">
            <text:p><text:s/>353 </text:p>
          </table:table-cell>
          <table:table-cell table:style-name="ce29" office:value-type="float" office:value="244" calcext:value-type="float">
            <text:p><text:s/>244 </text:p>
          </table:table-cell>
          <table:table-cell table:style-name="ce29" office:value-type="float" office:value="109" calcext:value-type="float">
            <text:p><text:s/>10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167" calcext:value-type="float">
            <text:p><text:s/>3,16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73" calcext:value-type="float">
            <text:p><text:s/>1,97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3" calcext:value-type="float">
            <text:p><text:s/>7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2" calcext:value-type="float">
            <text:p><text:s/>1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09" calcext:value-type="float">
            <text:p><text:s/>90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93" calcext:value-type="float">
            <text:p><text:s/>89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582" calcext:value-type="float">
            <text:p><text:s/>6,582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08" calcext:value-type="float">
            <text:p><text:s/>5,308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29" calcext:value-type="float">
            <text:p><text:s/>129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18" calcext:value-type="float">
            <text:p><text:s/>1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66" calcext:value-type="float">
            <text:p><text:s/>4,46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" calcext:value-type="float">
            <text:p><text:s/>53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10" calcext:value-type="float">
            <text:p><text:s/>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62" calcext:value-type="float">
            <text:p><text:s/>1,66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9" calcext:value-type="float">
            <text:p><text:s/>1,51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0" calcext:value-type="float">
            <text:p><text:s/>30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40" calcext:value-type="float">
            <text:p><text:s/>1,940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6" calcext:value-type="float">
            <text:p><text:s/>1,54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71" calcext:value-type="float">
            <text:p><text:s/>71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9" calcext:value-type="float">
            <text:p><text:s/>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793" calcext:value-type="float">
            <text:p><text:s/>1,79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8" calcext:value-type="float">
            <text:p><text:s/>1,42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282" calcext:value-type="float">
            <text:p><text:s/>282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9" calcext:value-type="float">
            <text:p><text:s/>22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370" calcext:value-type="float">
            <text:p><text:s/>10,370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64" calcext:value-type="float">
            <text:p><text:s/>3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9" calcext:value-type="float">
            <text:p><text:s/>139 </text:p>
          </table:table-cell>
          <table:table-cell table:style-name="ce29" office:value-type="float" office:value="127" calcext:value-type="float">
            <text:p><text:s/>127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19" calcext:value-type="float">
            <text:p><text:s/>12,519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31" calcext:value-type="float">
            <text:p><text:s/>11,531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2" calcext:value-type="float">
            <text:p><text:s/>112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21" calcext:value-type="float">
            <text:p><text:s/>2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88" calcext:value-type="float">
            <text:p><text:s/>38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88" calcext:value-type="float">
            <text:p><text:s/>38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40" calcext:value-type="float">
            <text:p><text:s/>2,140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2" calcext:value-type="float">
            <text:p><text:s/>122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4" calcext:value-type="float">
            <text:p><text:s/>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5955" calcext:value-type="float">
            <text:p><text:s/>15,955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904" calcext:value-type="float">
            <text:p><text:s/>14,90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85" calcext:value-type="float">
            <text:p><text:s/>85 </text:p>
          </table:table-cell>
          <table:table-cell table:style-name="ce29" office:value-type="float" office:value="42" calcext:value-type="float">
            <text:p><text:s/>42 </text:p>
          </table:table-cell>
          <table:table-cell table:style-name="ce29" office:value-type="float" office:value="43" calcext:value-type="float">
            <text:p><text:s/>4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56" calcext:value-type="float">
            <text:p><text:s/>5,456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668" calcext:value-type="float">
            <text:p><text:s/>668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4687" calcext:value-type="float">
            <text:p><text:s/>4,68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56" calcext:value-type="float">
            <text:p><text:s/>56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0" calcext:value-type="float">
            <text:p><text:s/>60 </text:p>
          </table:table-cell>
          <table:table-cell table:style-name="ce29" office:value-type="float" office:value="45" calcext:value-type="float">
            <text:p><text:s/>45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5178" calcext:value-type="float">
            <text:p><text:s/>25,178 </text:p>
          </table:table-cell>
          <table:table-cell table:style-name="ce29" office:value-type="float" office:value="246" calcext:value-type="float">
            <text:p><text:s/>246 </text:p>
          </table:table-cell>
          <table:table-cell table:style-name="ce29" office:value-type="float" office:value="1351" calcext:value-type="float">
            <text:p><text:s/>1,3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923" calcext:value-type="float">
            <text:p><text:s/>22,923 </text:p>
          </table:table-cell>
          <table:table-cell table:style-name="ce29" office:value-type="float" office:value="62" calcext:value-type="float">
            <text:p><text:s/>62 </text:p>
          </table:table-cell>
          <table:table-cell table:style-name="ce29" office:value-type="float" office:value="749" calcext:value-type="float">
            <text:p><text:s/>749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293" calcext:value-type="float">
            <text:p><text:s/>293 </text:p>
          </table:table-cell>
          <table:table-cell table:style-name="ce29" office:value-type="float" office:value="155" calcext:value-type="float">
            <text:p><text:s/>155 </text:p>
          </table:table-cell>
          <table:table-cell table:style-name="ce29" office:value-type="float" office:value="138" calcext:value-type="float">
            <text:p><text:s/>13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334" calcext:value-type="float">
            <text:p><text:s/>15,334 </text:p>
          </table:table-cell>
          <table:table-cell table:style-name="ce29" office:value-type="float" office:value="18" calcext:value-type="float">
            <text:p><text:s/>18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4" calcext:value-type="float">
            <text:p><text:s/>34 </text:p>
          </table:table-cell>
          <table:table-cell table:style-name="ce29" office:value-type="float" office:value="18" calcext:value-type="float">
            <text:p><text:s/>18 </text:p>
          </table:table-cell>
          <table:table-cell table:number-columns-repeated="2" table:style-name="ce29" office:value-type="float" office:value="13" calcext:value-type="float">
            <text:p><text:s/>1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596" calcext:value-type="float">
            <text:p><text:s/>17,596 </text:p>
          </table:table-cell>
          <table:table-cell table:style-name="ce29" office:value-type="float" office:value="33" calcext:value-type="float">
            <text:p><text:s/>33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60" calcext:value-type="float">
            <text:p><text:s/>13,760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150" calcext:value-type="float">
            <text:p><text:s/>150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84" calcext:value-type="float">
            <text:p><text:s/>84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7" calcext:value-type="float">
            <text:p><text:s/>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707" calcext:value-type="float">
            <text:p><text:s/>77,707 </text:p>
          </table:table-cell>
          <table:table-cell table:style-name="ce28" office:value-type="float" office:value="433" calcext:value-type="float">
            <text:p><text:s/>433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173" calcext:value-type="float">
            <text:p><text:s/>70,173 </text:p>
          </table:table-cell>
          <table:table-cell table:style-name="ce28" office:value-type="float" office:value="84" calcext:value-type="float">
            <text:p><text:s/>84 </text:p>
          </table:table-cell>
          <table:table-cell table:style-name="ce28" office:value-type="float" office:value="515" calcext:value-type="float">
            <text:p><text:s/>515 </text:p>
          </table:table-cell>
          <table:table-cell table:style-name="ce28" office:value-type="float" office:value="167" calcext:value-type="float">
            <text:p><text:s/>167 </text:p>
          </table:table-cell>
          <table:table-cell table:style-name="ce28" office:value-type="float" office:value="525" calcext:value-type="float">
            <text:p><text:s/>525 </text:p>
          </table:table-cell>
          <table:table-cell table:style-name="ce28" office:value-type="float" office:value="343" calcext:value-type="float">
            <text:p><text:s/>343 </text:p>
          </table:table-cell>
          <table:table-cell table:style-name="ce28" office:value-type="float" office:value="182" calcext:value-type="float">
            <text:p><text:s/>182 </text:p>
          </table:table-cell>
          <table:table-cell table:style-name="ce28" office:value-type="float" office:value="27" calcext:value-type="float">
            <text:p><text:s/>27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3752" calcext:value-type="float">
            <text:p><text:s/>83,752 </text:p>
          </table:table-cell>
          <table:table-cell table:style-name="ce28" office:value-type="float" office:value="452" calcext:value-type="float">
            <text:p><text:s/>452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2017" calcext:value-type="float">
            <text:p><text:s/>82,017 </text:p>
          </table:table-cell>
          <table:table-cell table:style-name="ce28" office:value-type="float" office:value="13" calcext:value-type="float">
            <text:p><text:s/>13 </text:p>
          </table:table-cell>
          <table:table-cell table:style-name="ce28" office:value-type="float" office:value="1083" calcext:value-type="float">
            <text:p><text:s/>1,083 </text:p>
          </table:table-cell>
          <table:table-cell table:style-name="ce28" office:value-type="float" office:value="125" calcext:value-type="float">
            <text:p><text:s/>125 </text:p>
          </table:table-cell>
          <table:table-cell table:style-name="ce28" office:value-type="float" office:value="966" calcext:value-type="float">
            <text:p><text:s/>966 </text:p>
          </table:table-cell>
          <table:table-cell table:style-name="ce28" office:value-type="float" office:value="652" calcext:value-type="float">
            <text:p><text:s/>652 </text:p>
          </table:table-cell>
          <table:table-cell table:style-name="ce28" office:value-type="float" office:value="314" calcext:value-type="float">
            <text:p><text:s/>314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559" calcext:value-type="float">
            <text:p><text:s/>1,559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0" calcext:value-type="float">
            <text:p><text:s/>60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5" calcext:value-type="float">
            <text:p><text:s/>5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559" calcext:value-type="float">
            <text:p><text:s/>1,55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0" calcext:value-type="float">
            <text:p><text:s/>60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04違章拆除" style:display-name="PageStyle_9604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08-10T09:26:21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